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8000003B60722FDFC77C95825.png" manifest:media-type="image/png"/>
  <manifest:file-entry manifest:full-path="Pictures/10000000000003D400000378B7AC599EEA0CFE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d8cd" officeooo:paragraph-rsid="0009d8cd"/>
    </style:style>
    <style:style style:name="P2" style:family="paragraph" style:parent-style-name="Standard">
      <style:text-properties officeooo:rsid="000a5970" officeooo:paragraph-rsid="000a597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LAB作业：</text:p>
      <text:p text:style-name="P1">结果展示：</text:p>
      <text:p text:style-name="P2"><draw:frame draw:style-name="fr1" draw:name="Image1" text:anchor-type="paragraph" svg:width="6.6929in" svg:height="6.0646in" draw:z-index="0"><draw:image xlink:href="Pictures/10000000000003D400000378B7AC599EEA0CFEE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OS作业：</text:p>
      <text:p text:style-name="P2">结果展示：</text:p>
      <text:p text:style-name="P2"><draw:frame draw:style-name="fr2" draw:name="Image2" text:anchor-type="paragraph" svg:width="6.6929in" svg:height="4.3429in" draw:z-index="1"><draw:image xlink:href="Pictures/10000000000005B8000003B60722FDFC77C958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0:53:24.226479307</meta:creation-date>
    <dc:date>2019-12-08T15:17:17.524851167</dc:date>
    <meta:editing-duration>PT2M35S</meta:editing-duration>
    <meta:editing-cycles>3</meta:editing-cycles>
    <meta:generator>LibreOffice/6.0.7.3$Linux_X86_64 LibreOffice_project/00m0$Build-3</meta:generator>
    <meta:print-date>2019-12-08T15:17:13.841001761</meta:print-date>
    <meta:document-statistic meta:table-count="0" meta:image-count="2" meta:object-count="0" meta:page-count="2" meta:paragraph-count="4" meta:word-count="18" meta:character-count="25" meta:non-whitespace-character-count="25"/>
  </office:meta>
</office:document-meta>
</file>